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9.001cm" table:align="margins" fo:keep-with-next="always"/>
    </style:style>
    <style:style style:name="Таблица1.A" style:family="table-column">
      <style:table-column-properties style:column-width="2.117cm" style:rel-column-width="7300*"/>
    </style:style>
    <style:style style:name="Таблица1.B" style:family="table-column">
      <style:table-column-properties style:column-width="4.339cm" style:rel-column-width="14966*"/>
    </style:style>
    <style:style style:name="Таблица1.C" style:family="table-column">
      <style:table-column-properties style:column-width="3.836cm" style:rel-column-width="13232*"/>
    </style:style>
    <style:style style:name="Таблица1.D" style:family="table-column">
      <style:table-column-properties style:column-width="2.514cm" style:rel-column-width="8669*"/>
    </style:style>
    <style:style style:name="Таблица1.E" style:family="table-column">
      <style:table-column-properties style:column-width="3.096cm" style:rel-column-width="10677*"/>
    </style:style>
    <style:style style:name="Таблица1.F" style:family="table-column">
      <style:table-column-properties style:column-width="3.099cm" style:rel-column-width="1069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9.001cm" table:align="margins" fo:keep-with-next="always"/>
    </style:style>
    <style:style style:name="Таблица2.A" style:family="table-column">
      <style:table-column-properties style:column-width="3.122cm" style:rel-column-width="10768*"/>
    </style:style>
    <style:style style:name="Таблица2.B" style:family="table-column">
      <style:table-column-properties style:column-width="15.879cm" style:rel-column-width="54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BUS-API для парников</text:h>
      <text:p text:style-name="First_20_line_20_indent">Для управления устройствами я выделил и реализовал в C++ указанные в таблице 1 компоненты. Там же указаны их предполагаемые параметры и способы оперирования ими по протоколу MODBUS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Table_20_Heading">Компонент</text:p>
          </table:table-cell>
          <table:table-cell table:style-name="Таблица1.A1" office:value-type="string">
            <text:p text:style-name="Table_20_Heading">Описание</text:p>
          </table:table-cell>
          <table:table-cell table:style-name="Таблица1.A1" office:value-type="string">
            <text:p text:style-name="Table_20_Heading">Наименование параметра</text:p>
          </table:table-cell>
          <table:table-cell table:style-name="Таблица1.A1" office:value-type="string">
            <text:p text:style-name="Table_20_Heading">Тип</text:p>
          </table:table-cell>
          <table:table-cell table:style-name="Таблица1.A1" office:value-type="string">
            <text:p text:style-name="Table_20_Heading">Операция чтения</text:p>
          </table:table-cell>
          <table:table-cell table:style-name="Таблица1.F1" office:value-type="string">
            <text:p text:style-name="Table_20_Heading">Операция записи</text:p>
          </table:table-cell>
        </table:table-row>
        <table:table-row>
          <table:table-cell table:style-name="Таблица1.A2" office:value-type="string">
            <text:p text:style-name="Table_20_Contents">Control</text:p>
          </table:table-cell>
          <table:table-cell table:style-name="Таблица1.A2" office:value-type="string">
            <text:p text:style-name="Table_20_Contents">Целочисленное управляющее воздействие</text:p>
          </table:table-cell>
          <table:table-cell table:style-name="Таблица1.A2" office:value-type="string">
            <text:p text:style-name="Table_20_Contents">Value</text:p>
          </table:table-cell>
          <table:table-cell table:style-name="Таблица1.A2" office:value-type="string">
            <text:p text:style-name="Table_20_Contents">Register</text:p>
          </table:table-cell>
          <table:table-cell table:style-name="Таблица1.A2" office:value-type="string">
            <text:p text:style-name="Table_20_Contents">read holding registers (0x03)</text:p>
          </table:table-cell>
          <table:table-cell table:style-name="Таблица1.F2" office:value-type="string">
            <text:p text:style-name="Table_20_Contents">preset single register (0x06)</text:p>
          </table:table-cell>
        </table:table-row>
        <table:table-row>
          <table:table-cell table:style-name="Таблица1.A2" office:value-type="string">
            <text:p text:style-name="Table_20_Contents">Sensor</text:p>
          </table:table-cell>
          <table:table-cell table:style-name="Таблица1.A2" office:value-type="string">
            <text:p text:style-name="Table_20_Contents">Датчик с целочисленным значением</text:p>
          </table:table-cell>
          <table:table-cell table:style-name="Таблица1.A2" office:value-type="string">
            <text:p text:style-name="Table_20_Contents">Value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F2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Table_20_Contents">Relay</text:p>
          </table:table-cell>
          <table:table-cell table:style-name="Таблица1.A2" office:value-type="string">
            <text:p text:style-name="Table_20_Contents">Булево управляющее воздействие</text:p>
          </table:table-cell>
          <table:table-cell table:style-name="Таблица1.A2" office:value-type="string">
            <text:p text:style-name="Table_20_Contents">State</text:p>
          </table:table-cell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read coil status (0x01)</text:p>
          </table:table-cell>
          <table:table-cell table:style-name="Таблица1.F2" office:value-type="string">
            <text:p text:style-name="Table_20_Contents">force single coil (0x05)</text:p>
          </table:table-cell>
        </table:table-row>
        <table:table-row>
          <table:table-cell table:style-name="Таблица1.A2" office:value-type="string">
            <text:p text:style-name="Table_20_Contents">Switch</text:p>
          </table:table-cell>
          <table:table-cell table:style-name="Таблица1.A2" office:value-type="string">
            <text:p text:style-name="Table_20_Contents">Датчик с булевым значением</text:p>
          </table:table-cell>
          <table:table-cell table:style-name="Таблица1.A2" office:value-type="string">
            <text:p text:style-name="Table_20_Contents">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F2" office:value-type="string">
            <text:p text:style-name="Table_20_Contents">-</text:p>
          </table:table-cell>
        </table:table-row>
        <table:table-row>
          <table:table-cell table:style-name="Таблица1.A2" table:number-rows-spanned="8" office:value-type="string">
            <text:p text:style-name="Table_20_Contents">Valve</text:p>
          </table:table-cell>
          <table:table-cell table:style-name="Таблица1.A2" table:number-rows-spanned="8" office:value-type="string">
            <text:p text:style-name="Table_20_Contents">Заслонка с двухсторонней подачей питания и концевыми выключателями</text:p>
          </table:table-cell>
          <table:table-cell table:style-name="Таблица1.A2" office:value-type="string">
            <text:p text:style-name="Table_20_Contents">OpenDriveState</text:p>
          </table:table-cell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read coil status (0x01)</text:p>
          </table:table-cell>
          <table:table-cell table:style-name="Таблица1.F2" office:value-type="string">
            <text:p text:style-name="Table_20_Contents">force single coil (0x05)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Table_20_Contents">CloseDriveState</text:p>
          </table:table-cell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read coil status (0x01)</text:p>
          </table:table-cell>
          <table:table-cell table:style-name="Таблица1.F2" office:value-type="string">
            <text:p text:style-name="Table_20_Contents">force single coil (0x05)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Table_20_Contents">MaxOpenDuration</text:p>
          </table:table-cell>
          <table:table-cell table:style-name="Таблица1.A2" office:value-type="string">
            <text:p text:style-name="Table_20_Contents">Register</text:p>
          </table:table-cell>
          <table:table-cell table:style-name="Таблица1.A2" office:value-type="string">
            <text:p text:style-name="Table_20_Contents">read holding registers (0x03)</text:p>
          </table:table-cell>
          <table:table-cell table:style-name="Таблица1.F2" office:value-type="string">
            <text:p text:style-name="Table_20_Contents">preset single register (0x06)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Table_20_Contents">MaxCloseDuration</text:p>
          </table:table-cell>
          <table:table-cell table:style-name="Таблица1.A2" office:value-type="string">
            <text:p text:style-name="Table_20_Contents">Register</text:p>
          </table:table-cell>
          <table:table-cell table:style-name="Таблица1.A2" office:value-type="string">
            <text:p text:style-name="Table_20_Contents">read holding registers (0x03)</text:p>
          </table:table-cell>
          <table:table-cell table:style-name="Таблица1.F2" office:value-type="string">
            <text:p text:style-name="Table_20_Contents">preset single register (0x06)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Table_20_Contents">OpenLimitSwitch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F2" office:value-type="string">
            <text:p text:style-name="Table_20_Contents">-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Table_20_Contents">CloseLimitSwitch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F2" office:value-type="string">
            <text:p text:style-name="Table_20_Contents">-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Table_20_Contents">OpenPowerOffReason<text:span text:style-name="T1">*</text:span>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F2" office:value-type="string">
            <text:p text:style-name="Table_20_Contents">-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Table_20_Contents">ClosePowerOffReason<text:span text:style-name="T1">*</text:span>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F2" office:value-type="string">
            <text:p text:style-name="Table_20_Contents">-</text:p>
          </table:table-cell>
        </table:table-row>
      </table:table>
      <text:p text:style-name="Table">Таблица <text:sequence text:ref-name="refTable0" text:name="Table" text:formula="ooow:Table+1" style:num-format="1">1</text:sequence></text:p>
      <text:p text:style-name="First_20_line_20_indent">* - Данное поле может принимать значения, указанные ниже в колонке «Код» таблицы 2. В случае, когда во время подачи питания на электромотор поступила команда сброса бита питания текущего направления, происходит сброс бита питания текущего направления и в регистр причины сброса бита питания текущего направления записывается соответствующее значение. При этом заслонка остается в «полуоткрытом» состоянии. В случае, когда во время подачи питания на электромотор поступила команда установки бита питания противоположного направления, происходит сброс бита питания текущего направления, установка бита питания противоположного направления и в регистр причины сброса бита питания текущего направления записывается соответствующее значе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Heading">Код</text:p>
          </table:table-cell>
          <table:table-cell table:style-name="Таблица2.B1" office:value-type="string">
            <text:p text:style-name="Table_20_Heading">Наименование</text:p>
          </table:table-cell>
        </table:table-row>
        <table:table-row>
          <table:table-cell table:style-name="Таблица2.A2" office:value-type="string">
            <text:p text:style-name="Table_20_Contents">0x00</text:p>
          </table:table-cell>
          <table:table-cell table:style-name="Таблица2.B2" office:value-type="string">
            <text:p text:style-name="Table_20_Contents">Не определено</text:p>
          </table:table-cell>
        </table:table-row>
        <table:table-row>
          <table:table-cell table:style-name="Таблица2.A2" office:value-type="string">
            <text:p text:style-name="Table_20_Contents">0x01</text:p>
          </table:table-cell>
          <table:table-cell table:style-name="Таблица2.B2" office:value-type="string">
            <text:p text:style-name="Table_20_Contents">Отключение вызвано срабатыванием соответствующего концевика</text:p>
          </table:table-cell>
        </table:table-row>
        <table:table-row>
          <table:table-cell table:style-name="Таблица2.A2" office:value-type="string">
            <text:p text:style-name="Table_20_Contents">0x02</text:p>
          </table:table-cell>
          <table:table-cell table:style-name="Таблица2.B2" office:value-type="string">
            <text:p text:style-name="Table_20_Contents">Отключение вызвано истечением соответствующего таймаута</text:p>
          </table:table-cell>
        </table:table-row>
        <table:table-row>
          <table:table-cell table:style-name="Таблица2.A2" office:value-type="string">
            <text:p text:style-name="Table_20_Contents">0x03</text:p>
          </table:table-cell>
          <table:table-cell table:style-name="Таблица2.B2" office:value-type="string">
            <text:p text:style-name="Table_20_Contents">Отключение вызвано командой сброса бита питания</text:p>
          </table:table-cell>
        </table:table-row>
        <table:table-row>
          <table:table-cell table:style-name="Таблица2.A2" office:value-type="string">
            <text:p text:style-name="Table_20_Contents">0x04</text:p>
          </table:table-cell>
          <table:table-cell table:style-name="Таблица2.B2" office:value-type="string">
            <text:p text:style-name="Table_20_Contents">Отключение вызвано командой установки бита питания противоположного направления</text:p>
          </table:table-cell>
        </table:table-row>
      </table:table>
      <text:p text:style-name="Table">Таблица <text:sequence text:ref-name="refTable1" text:name="Table" text:formula="ooow:Table+1" style:num-format="1">2</text:sequenc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lya Storozhilov</meta:initial-creator>
    <meta:creation-date>2012-09-26T11:10:19</meta:creation-date>
    <dc:date>2012-09-26T12:05:49</dc:date>
    <dc:creator>Ilya Storozhilov</dc:creator>
    <meta:editing-duration>PT38M53S</meta:editing-duration>
    <meta:editing-cycles>39</meta:editing-cycles>
    <meta:generator>LibreOffice/3.3$Unix LibreOffice_project/330m19$Build-401</meta:generator>
    <meta:document-statistic meta:table-count="2" meta:image-count="0" meta:object-count="0" meta:page-count="1" meta:paragraph-count="81" meta:word-count="305" meta:character-count="2274"/>
  </office:meta>
</office:document-meta>
</file>